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oboto Light" svg:font-family="'Roboto Light'" style:font-pitch="variable"/>
    <style:font-face style:name="Roboto Light2" svg:font-family="'Roboto Light'" style:font-adornments="Regular" style:font-pitch="variable"/>
    <style:font-face style:name="Roboto Light1" svg:font-family="'Roboto Light'" style:font-adornments="Standard" style:font-pitch="variable"/>
    <style:font-face style:name="Roboto Mono" svg:font-family="'Roboto Mono'" style:font-adornments="Standard" style:font-pitch="variable"/>
    <style:font-face style:name="Roboto Mono Light" svg:font-family="'Roboto Mono Light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048cm"/>
    </style:style>
    <style:style style:name="Tabelle1.B" style:family="table-column">
      <style:table-column-properties style:column-width="0.512cm"/>
    </style:style>
    <style:style style:name="Tabelle1.C" style:family="table-column">
      <style:table-column-properties style:column-width="4.029cm"/>
    </style:style>
    <style:style style:name="Tabelle1.D" style:family="table-column">
      <style:table-column-properties style:column-width="4.101cm"/>
    </style:style>
    <style:style style:name="Tabelle1.E" style:family="table-column">
      <style:table-column-properties style:column-width="3.122cm"/>
    </style:style>
    <style:style style:name="Tabelle1.F" style:family="table-column">
      <style:table-column-properties style:column-width="3.201cm"/>
    </style:style>
    <style:style style:name="Tabelle1.A1" style:family="table-cell">
      <style:table-cell-properties style:vertical-align="middle" fo:padding="0cm" fo:border="none"/>
    </style:style>
    <style:style style:name="Tabelle1.C1" style:family="table-cell">
      <style:table-cell-properties fo:padding="0.049cm" fo:border="none"/>
    </style:style>
    <style:style style:name="Tabelle1.D1" style:family="table-cell">
      <style:table-cell-properties fo:padding="0.049cm" fo:border="none"/>
    </style:style>
    <style:style style:name="Tabelle1.E1" style:family="table-cell">
      <style:table-cell-properties fo:padding="0.049cm" fo:border="none"/>
    </style:style>
    <style:style style:name="Tabelle1.F1" style:family="table-cell">
      <style:table-cell-properties fo:padding="0.049cm" fo:border="none"/>
    </style:style>
    <style:style style:name="Tabelle1.C2" style:family="table-cell">
      <style:table-cell-properties fo:padding="0.049cm" fo:border="none"/>
    </style:style>
    <style:style style:name="Tabelle1.D2" style:family="table-cell">
      <style:table-cell-properties fo:padding="0.049cm" fo:border="none"/>
    </style:style>
    <style:style style:name="Tabelle1.E2" style:family="table-cell">
      <style:table-cell-properties fo:padding="0.049cm" fo:border="none"/>
    </style:style>
    <style:style style:name="Tabelle1.F2" style:family="table-cell">
      <style:table-cell-properties fo:padding="0.049cm" fo:border="none"/>
    </style:style>
    <style:style style:name="Tabelle1.C3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e1.D3" style:family="table-cell">
      <style:table-cell-properties style:vertical-align="middle" fo:padding="0.049cm" fo:border="none"/>
    </style:style>
    <style:style style:name="Tabelle1.E3" style:family="table-cell">
      <style:table-cell-properties style:vertical-align="middle" fo:padding="0.049cm" fo:border="none"/>
    </style:style>
    <style:style style:name="Tabelle1.F3" style:family="table-cell">
      <style:table-cell-properties style:vertical-align="middle" fo:padding="0.049cm" fo:border="none"/>
    </style:style>
    <style:style style:name="Tabelle1.C4" style:family="table-cell">
      <style:table-cell-properties style:vertical-align="middle" fo:padding="0.049cm" fo:border="none"/>
    </style:style>
    <style:style style:name="Tabelle1.E4" style:family="table-cell">
      <style:table-cell-properties style:vertical-align="middle" fo:padding="0.049cm" fo:border="none"/>
    </style:style>
    <style:style style:name="Tabelle1.F4" style:family="table-cell">
      <style:table-cell-properties style:vertical-align="middle" fo:padding="0.049cm" fo:border="none"/>
    </style:style>
    <style:style style:name="Tabelle1.C5" style:family="table-cell">
      <style:table-cell-properties style:vertical-align="middle" fo:padding="0.049cm" fo:border="none"/>
    </style:style>
    <style:style style:name="Tabelle1.D5" style:family="table-cell">
      <style:table-cell-properties style:vertical-align="middle" fo:padding="0.049cm" fo:border="none"/>
    </style:style>
    <style:style style:name="Tabelle1.F5" style:family="table-cell">
      <style:table-cell-properties style:vertical-align="middle" fo:padding="0.049cm" fo:border="none"/>
    </style:style>
    <style:style style:name="Tabelle1.C6" style:family="table-cell">
      <style:table-cell-properties style:vertical-align="middle" fo:padding="0.049cm" fo:border="none"/>
    </style:style>
    <style:style style:name="Tabelle1.D6" style:family="table-cell">
      <style:table-cell-properties style:vertical-align="middle" fo:padding="0.049cm" fo:border="none"/>
    </style:style>
    <style:style style:name="Tabelle1.E6" style:family="table-cell">
      <style:table-cell-properties style:vertical-align="middle" fo:padding="0.049cm" fo:border="none"/>
    </style:style>
    <style:style style:name="Tabelle1.C7" style:family="table-cell">
      <style:table-cell-properties style:vertical-align="middle" fo:padding="0.049cm" fo:border="none"/>
    </style:style>
    <style:style style:name="Tabelle1.D7" style:family="table-cell">
      <style:table-cell-properties style:vertical-align="middle" fo:padding="0.049cm" fo:border="none"/>
    </style:style>
    <style:style style:name="Tabelle1.E7" style:family="table-cell">
      <style:table-cell-properties style:vertical-align="middle" fo:padding="0.049cm" fo:border="none"/>
    </style:style>
    <style:style style:name="Tabelle1.F7" style:family="table-cell">
      <style:table-cell-properties style:vertical-align="middle" fo:padding="0.049cm" fo:border="none"/>
    </style:style>
    <style:style style:name="Tabelle1.C8" style:family="table-cell">
      <style:table-cell-properties style:vertical-align="middle" fo:padding="0.049cm" fo:border="none"/>
    </style:style>
    <style:style style:name="Tabelle1.D8" style:family="table-cell">
      <style:table-cell-properties style:vertical-align="middle" fo:padding="0.049cm" fo:border="none"/>
    </style:style>
    <style:style style:name="Tabelle1.E8" style:family="table-cell">
      <style:table-cell-properties style:vertical-align="middle" fo:padding="0.049cm" fo:border="none"/>
    </style:style>
    <style:style style:name="Tabelle1.F8" style:family="table-cell">
      <style:table-cell-properties style:vertical-align="middle" fo:padding="0.049cm" fo:border="none"/>
    </style:style>
    <style:style style:name="Tabelle1.C9" style:family="table-cell">
      <style:table-cell-properties style:vertical-align="middle" fo:padding="0.049cm" fo:border="none"/>
    </style:style>
    <style:style style:name="Tabelle1.D9" style:family="table-cell">
      <style:table-cell-properties style:vertical-align="middle" fo:padding="0.049cm" fo:border="none"/>
    </style:style>
    <style:style style:name="Tabelle1.E9" style:family="table-cell">
      <style:table-cell-properties style:vertical-align="middle" fo:padding="0.049cm" fo:border="none"/>
    </style:style>
    <style:style style:name="Tabelle1.F9" style:family="table-cell">
      <style:table-cell-properties style:vertical-align="middle" fo:padding="0.049cm" fo:border="none"/>
    </style:style>
    <style:style style:name="Tabelle1.C10" style:family="table-cell">
      <style:table-cell-properties style:vertical-align="middle" fo:padding="0.049cm" fo:border="none"/>
    </style:style>
    <style:style style:name="Tabelle1.D10" style:family="table-cell">
      <style:table-cell-properties style:vertical-align="middle" fo:padding="0.049cm" fo:border="none"/>
    </style:style>
    <style:style style:name="Tabelle1.E10" style:family="table-cell">
      <style:table-cell-properties style:vertical-align="middle" fo:padding="0.049cm" fo:border="none"/>
    </style:style>
    <style:style style:name="Tabelle1.F10" style:family="table-cell">
      <style:table-cell-properties style:vertical-align="middle" fo:padding="0.049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2.048cm"/>
    </style:style>
    <style:style style:name="Tabelle2.B" style:family="table-column">
      <style:table-column-properties style:column-width="0.501cm"/>
    </style:style>
    <style:style style:name="Tabelle2.C" style:family="table-column">
      <style:table-column-properties style:column-width="4.06cm"/>
    </style:style>
    <style:style style:name="Tabelle2.D" style:family="table-column">
      <style:table-column-properties style:column-width="4.136cm"/>
    </style:style>
    <style:style style:name="Tabelle2.E" style:family="table-column">
      <style:table-column-properties style:column-width="3.066cm"/>
    </style:style>
    <style:style style:name="Tabelle2.F" style:family="table-column">
      <style:table-column-properties style:column-width="3.201cm"/>
    </style:style>
    <style:style style:name="Tabelle2.A1" style:family="table-cell">
      <style:table-cell-properties style:vertical-align="middle" fo:padding="0cm" fo:border="none"/>
    </style:style>
    <style:style style:name="Tabelle2.C1" style:family="table-cell">
      <style:table-cell-properties fo:padding="0.049cm" fo:border="none"/>
    </style:style>
    <style:style style:name="Tabelle2.D1" style:family="table-cell">
      <style:table-cell-properties fo:padding="0.049cm" fo:border="none"/>
    </style:style>
    <style:style style:name="Tabelle2.E1" style:family="table-cell">
      <style:table-cell-properties fo:padding="0.049cm" fo:border="none"/>
    </style:style>
    <style:style style:name="Tabelle2.F1" style:family="table-cell">
      <style:table-cell-properties fo:padding="0.049cm" fo:border="none"/>
    </style:style>
    <style:style style:name="Tabelle2.C2" style:family="table-cell">
      <style:table-cell-properties fo:padding="0.049cm" fo:border="none"/>
    </style:style>
    <style:style style:name="Tabelle2.D2" style:family="table-cell">
      <style:table-cell-properties fo:padding="0.049cm" fo:border="none"/>
    </style:style>
    <style:style style:name="Tabelle2.E2" style:family="table-cell">
      <style:table-cell-properties fo:padding="0.049cm" fo:border="none"/>
    </style:style>
    <style:style style:name="Tabelle2.F2" style:family="table-cell">
      <style:table-cell-properties fo:padding="0.049cm" fo:border="none"/>
    </style:style>
    <style:style style:name="Tabelle2.C3" style:family="table-cell">
      <style:table-cell-properties style:vertical-align="middle" fo:padding="0.049cm" fo:border="none"/>
    </style:style>
    <style:style style:name="Tabelle2.C7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1.508cm"/>
    </style:style>
    <style:style style:name="Tabelle3.B" style:family="table-column">
      <style:table-column-properties style:column-width="0.503cm"/>
    </style:style>
    <style:style style:name="Tabelle3.C" style:family="table-column">
      <style:table-column-properties style:column-width="3.096cm"/>
    </style:style>
    <style:style style:name="Tabelle3.D" style:family="table-column">
      <style:table-column-properties style:column-width="3.392cm"/>
    </style:style>
    <style:style style:name="Tabelle3.E" style:family="table-column">
      <style:table-column-properties style:column-width="2.125cm"/>
    </style:style>
    <style:style style:name="Tabelle3.H" style:family="table-column">
      <style:table-column-properties style:column-width="2.138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H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H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2ae0" officeooo:paragraph-rsid="00222ae0"/>
    </style:style>
    <style:style style:name="P2" style:family="paragraph" style:parent-style-name="Standard">
      <style:paragraph-properties fo:text-align="start" style:justify-single-word="false"/>
      <style:text-properties officeooo:rsid="00222ae0" officeooo:paragraph-rsid="00222ae0"/>
    </style:style>
    <style:style style:name="P3" style:family="paragraph" style:parent-style-name="Standard">
      <style:text-properties officeooo:rsid="002230e9" officeooo:paragraph-rsid="002230e9"/>
    </style:style>
    <style:style style:name="P4" style:family="paragraph" style:parent-style-name="Standard">
      <style:text-properties officeooo:paragraph-rsid="002230e9"/>
    </style:style>
    <style:style style:name="P5" style:family="paragraph" style:parent-style-name="Standard">
      <style:text-properties officeooo:rsid="0024291b" officeooo:paragraph-rsid="0024291b"/>
    </style:style>
    <style:style style:name="P6" style:family="paragraph" style:parent-style-name="Standard">
      <style:text-properties officeooo:paragraph-rsid="0024291b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Table_20_Heading">
      <style:paragraph-properties fo:text-align="end" style:justify-single-word="false"/>
      <style:text-properties style:font-name="Roboto Light2" fo:font-size="10pt" officeooo:paragraph-rsid="0024291b" style:font-size-asian="10pt" style:font-size-complex="10pt"/>
    </style:style>
    <style:style style:name="P9" style:family="paragraph" style:parent-style-name="Table_20_Heading">
      <style:text-properties style:font-name="Roboto Light2" fo:font-size="10pt" officeooo:paragraph-rsid="0024291b" style:font-size-asian="10pt" style:font-size-complex="10pt"/>
    </style:style>
    <style:style style:name="P10" style:family="paragraph" style:parent-style-name="Table_20_Heading">
      <style:paragraph-properties fo:margin-top="0cm" fo:margin-bottom="0.101cm" loext:contextual-spacing="false"/>
    </style:style>
    <style:style style:name="P11" style:family="paragraph" style:parent-style-name="Table_20_Heading">
      <style:paragraph-properties fo:margin-top="0cm" fo:margin-bottom="0.101cm" loext:contextual-spacing="false"/>
      <style:text-properties style:font-name="Roboto Light2" fo:font-size="10pt" style:font-size-asian="10pt" style:font-size-complex="10pt"/>
    </style:style>
    <style:style style:name="P12" style:family="paragraph" style:parent-style-name="Table_20_Heading">
      <style:paragraph-properties fo:margin-top="0cm" fo:margin-bottom="0.101cm" loext:contextual-spacing="false" fo:text-align="end" style:justify-single-word="false"/>
      <style:text-properties style:font-name="Roboto Light2" fo:font-size="10pt" style:font-size-asian="10pt" style:font-size-complex="10pt"/>
    </style:style>
    <style:style style:name="P13" style:family="paragraph" style:parent-style-name="Table_20_Heading">
      <style:paragraph-properties fo:margin-top="0cm" fo:margin-bottom="0.101cm" loext:contextual-spacing="false"/>
      <style:text-properties style:font-name="Roboto Light2" fo:font-size="10pt" officeooo:rsid="0024291b" officeooo:paragraph-rsid="0024291b" style:font-size-asian="10pt" style:font-size-complex="10pt"/>
    </style:style>
    <style:style style:name="P14" style:family="paragraph" style:parent-style-name="Table_20_Contents">
      <style:text-properties officeooo:rsid="0024291b" officeooo:paragraph-rsid="0024291b"/>
    </style:style>
    <style:style style:name="P15" style:family="paragraph" style:parent-style-name="Table_20_Contents">
      <style:paragraph-properties fo:margin-top="0cm" fo:margin-bottom="0.101cm" loext:contextual-spacing="false"/>
      <style:text-properties style:font-name="Roboto Light2" fo:font-size="10pt" style:font-size-asian="10pt" style:font-size-complex="10pt"/>
    </style:style>
    <style:style style:name="P16" style:family="paragraph" style:parent-style-name="Table_20_Contents">
      <style:paragraph-properties fo:margin-top="0cm" fo:margin-bottom="0.101cm" loext:contextual-spacing="false"/>
      <style:text-properties fo:color="#888888" style:font-name="Roboto Light2" fo:font-size="10pt" style:font-size-asian="10pt" style:font-size-complex="10pt"/>
    </style:style>
    <style:style style:name="P17" style:family="paragraph" style:parent-style-name="Table_20_Contents">
      <style:paragraph-properties fo:margin-top="0cm" fo:margin-bottom="0.101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top="0cm" fo:margin-bottom="0.101cm" loext:contextual-spacing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margin-top="0cm" fo:margin-bottom="0.101cm" loext:contextual-spacing="false"/>
      <style:text-properties fo:font-size="10pt" officeooo:rsid="0024291b" officeooo:paragraph-rsid="0024291b" style:font-size-asian="10pt" style:font-size-complex="10pt"/>
    </style:style>
    <style:style style:name="P20" style:family="paragraph" style:parent-style-name="Table_20_Contents">
      <style:paragraph-properties fo:margin-top="0cm" fo:margin-bottom="0.101cm" loext:contextual-spacing="false"/>
      <style:text-properties fo:font-size="10pt" officeooo:rsid="0024291b" officeooo:paragraph-rsid="0024b213" style:font-size-asian="10pt" style:font-size-complex="10pt"/>
    </style:style>
    <style:style style:name="T1" style:family="text">
      <style:text-properties officeooo:rsid="00222ae0"/>
    </style:style>
    <style:style style:name="T2" style:family="text">
      <style:text-properties officeooo:rsid="002230e9"/>
    </style:style>
    <style:style style:name="T3" style:family="text">
      <style:text-properties style:text-position="-33% 80%"/>
    </style:style>
    <style:style style:name="T4" style:family="text">
      <style:text-properties style:font-name="Roboto Light2"/>
    </style:style>
    <style:style style:name="T5" style:family="text">
      <style:text-properties style:font-name="Roboto Light2" fo:font-size="10pt" style:font-size-asian="10pt" style:font-size-complex="10pt"/>
    </style:style>
    <style:style style:name="T6" style:family="text">
      <style:text-properties style:font-name="Roboto Light2" officeooo:rsid="0024b21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sub 58%"/>
    </style:style>
    <style:style style:name="T9" style:family="text">
      <style:text-properties style:text-position="super 58%" style:font-name="Roboto Light2" officeooo:rsid="0024b2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iting sources <text:span text:style-name="T1">and data</text:span></text:p>
      <text:p text:style-name="P2">Base reference: Wikipedia‘s article about citing sources, <text:a xlink:type="simple" xlink:href="https://en.wikipedia.org/wiki/Wikipedia:Citing_sources" text:style-name="Internet_20_link" text:visited-style-name="Visited_20_Internet_20_Link">https://en.wikipedia.org/wiki/Wikipedia:Citing_sources</text:a></text:p>
      <text:p text:style-name="P2"><text:a xlink:type="simple" xlink:href="https://en.wikipedia.org/wiki/Data_visualization" text:style-name="Internet_20_link" text:visited-style-name="Visited_20_Internet_20_Link">https://en.wikipedia.org/wiki/Data_visualization</text:a></text:p>
      <text:p text:style-name="P2"><text:a xlink:type="simple" xlink:href="https://en.wikipedia.org/wiki/Wikipedia:Manual_of_Style/Dates_and_numbers#Percentages" text:style-name="Internet_20_link" text:visited-style-name="Visited_20_Internet_20_Link">https://en.wikipedia.org/wiki/Wikipedia:Manual_of_Style/Dates_and_numbers#Percentages</text:a></text:p>
      <text:p text:style-name="P1">Used formats are adapted.</text:p>
      <text:h text:style-name="Heading_20_1" text:outline-level="1">Cites</text:h>
      <text:h text:style-name="Heading_20_2" text:outline-level="2">Books</text:h>
      <text:h text:style-name="Heading_20_2" text:outline-level="2">Journal articles</text:h>
      <text:h text:style-name="Heading_20_2" text:outline-level="2">Newspaper articles</text:h>
      <text:h text:style-name="Heading_20_2" text:outline-level="2">Web pages</text:h>
      <text:h text:style-name="Heading_20_2" text:outline-level="2">Sound recordings</text:h>
      <text:h text:style-name="Heading_20_2" text:outline-level="2">Film, television or video recordings</text:h>
      <text:h text:style-name="Heading_20_1" text:outline-level="1">Data</text:h>
      <text:h text:style-name="Heading_20_2" text:outline-level="2">Numbers</text:h>
      <text:h text:style-name="Heading_20_2" text:outline-level="2">Rounding</text:h>
      <text:h text:style-name="Heading_20_2" text:outline-level="2">Units</text:h>
      <text:h text:style-name="P7" text:outline-level="3">Temperature</text:h>
      <text:p text:style-name="P1">The primary unit is celcius, other units can be used as <text:span text:style-name="T2">references and for display.</text:span></text:p>
      <text:p text:style-name="P3">When the displayed unit isn‘t the original/primary unit, then the missing units will be shown in brackets, e.g.:</text:p>
      <text:p text:style-name="P3"><text:tab/><text:span text:style-name="T7">This year peaked at 123°F (44°C)</text:span></text:p>
      <text:p text:style-name="P4"><text:span text:style-name="T2">Available temperature units: K, °C, °Ré, °F, °Ra, °R</text:span>ø, <text:span text:style-name="T2">°De, °N</text:span></text:p>
      <text:p text:style-name="P3">Table from <text:a xlink:type="simple" xlink:href="https://de.wikipedia.org/wiki/Temperatur#Skalen_ohne_SI-Einheit" text:style-name="Internet_20_link" text:visited-style-name="Visited_20_Internet_20_Link">https://de.wikipedia.org/wiki/Temperatur#Skalen_ohne_SI-Einheit</text:a>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table:number-columns-spanned="2" office:value-type="string">
            <text:p text:style-name="P12">→ <text:span text:style-name="T2">from</text:span> → </text:p>
          </table:table-cell>
          <table:covered-table-cell/>
          <table:table-cell table:style-name="Tabelle1.C2" table:number-rows-spanned="2" office:value-type="string">
            <text:p text:style-name="P10"><text:a xlink:type="simple" xlink:href="https://de.wikipedia.org/wiki/Kelvin" text:style-name="Internet_20_link" text:visited-style-name="Visited_20_Internet_20_Link"><text:span text:style-name="T5">Kelvin</text:span></text:a><text:span text:style-name="T5"><text:line-break/>(K) </text:span></text:p>
          </table:table-cell>
          <table:table-cell table:style-name="Tabelle1.D2" table:number-rows-spanned="2" office:value-type="string">
            <text:p text:style-name="P10"><text:a xlink:type="simple" xlink:href="https://de.wikipedia.org/wiki/Grad_Celsius" text:style-name="Internet_20_link" text:visited-style-name="Visited_20_Internet_20_Link"><text:span text:style-name="T5">Grad Celsius</text:span></text:a><text:span text:style-name="T5"><text:line-break/>(°C) </text:span></text:p>
          </table:table-cell>
          <table:table-cell table:style-name="Tabelle1.E2" table:number-rows-spanned="2" office:value-type="string">
            <text:p text:style-name="P10"><text:span text:style-name="T5">Grad </text:span><text:a xlink:type="simple" xlink:href="https://de.wikipedia.org/wiki/Réaumur-Skala" text:style-name="Internet_20_link" text:visited-style-name="Visited_20_Internet_20_Link"><text:span text:style-name="T5">Réaumur</text:span></text:a><text:span text:style-name="T5"><text:line-break/>(°Ré) </text:span></text:p>
          </table:table-cell>
          <table:table-cell table:style-name="Tabelle1.F2" table:number-rows-spanned="2" office:value-type="string">
            <text:p text:style-name="P10"><text:a xlink:type="simple" xlink:href="https://de.wikipedia.org/wiki/Grad_Fahrenheit" text:style-name="Internet_20_link" text:visited-style-name="Visited_20_Internet_20_Link"><text:span text:style-name="T5">Grad Fahrenheit</text:span></text:a><text:span text:style-name="T5"><text:line-break/>(°F) </text:span></text:p>
          </table:table-cell>
        </table:table-row>
        <table:table-row>
          <table:table-cell table:style-name="Tabelle1.A1" office:value-type="string">
            <text:p text:style-name="P11">↓ <text:span text:style-name="T2">to</text:span> ↓</text:p>
          </table:table-cell>
          <table:table-cell table:style-name="Tabelle1.A1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11">T<text:span text:style-name="T3">Kelvin</text:span></text:p>
          </table:table-cell>
          <table:table-cell table:style-name="Tabelle1.A1" office:value-type="string">
            <text:p text:style-name="P11">= </text:p>
          </table:table-cell>
          <table:table-cell table:style-name="Tabelle1.C3" office:value-type="string">
            <text:p text:style-name="P16">T<text:span text:style-name="T3">K</text:span> </text:p>
          </table:table-cell>
          <table:table-cell table:style-name="Tabelle1.D10" office:value-type="string">
            <text:p text:style-name="P15">T<text:span text:style-name="T3">C</text:span> + 273,15 </text:p>
          </table:table-cell>
          <table:table-cell table:style-name="Tabelle1.E10" office:value-type="string">
            <text:p text:style-name="P15">T<text:span text:style-name="T3">Ré</text:span> · 1,25 + 273,15 </text:p>
          </table:table-cell>
          <table:table-cell table:style-name="Tabelle1.F10" office:value-type="string">
            <text:p text:style-name="P15">(T<text:span text:style-name="T3">F</text:span> + 459,67) · 5⁄9 </text:p>
          </table:table-cell>
        </table:table-row>
        <table:table-row>
          <table:table-cell table:style-name="Tabelle1.A1" office:value-type="string">
            <text:p text:style-name="P11">T<text:span text:style-name="T3">Celsius</text:span></text:p>
          </table:table-cell>
          <table:table-cell table:style-name="Tabelle1.A1" office:value-type="string">
            <text:p text:style-name="P11">= </text:p>
          </table:table-cell>
          <table:table-cell table:style-name="Tabelle1.C10" office:value-type="string">
            <text:p text:style-name="P15">T<text:span text:style-name="T3">K</text:span> − 273,15 </text:p>
          </table:table-cell>
          <table:table-cell table:style-name="Tabelle1.C3" office:value-type="string">
            <text:p text:style-name="P16">T<text:span text:style-name="T3">C</text:span> </text:p>
          </table:table-cell>
          <table:table-cell table:style-name="Tabelle1.E10" office:value-type="string">
            <text:p text:style-name="P15">T<text:span text:style-name="T3">Ré</text:span> · 1,25 </text:p>
          </table:table-cell>
          <table:table-cell table:style-name="Tabelle1.F10" office:value-type="string">
            <text:p text:style-name="P15">(T<text:span text:style-name="T3">F</text:span> − 32) · 5⁄9 </text:p>
          </table:table-cell>
        </table:table-row>
        <table:table-row>
          <table:table-cell table:style-name="Tabelle1.A1" office:value-type="string">
            <text:p text:style-name="P11">T<text:span text:style-name="T3">Réaumur</text:span></text:p>
          </table:table-cell>
          <table:table-cell table:style-name="Tabelle1.A1" office:value-type="string">
            <text:p text:style-name="P11">= </text:p>
          </table:table-cell>
          <table:table-cell table:style-name="Tabelle1.C10" office:value-type="string">
            <text:p text:style-name="P15">(T<text:span text:style-name="T3">K</text:span> − 273,15) · 0,8 </text:p>
          </table:table-cell>
          <table:table-cell table:style-name="Tabelle1.D10" office:value-type="string">
            <text:p text:style-name="P15">T<text:span text:style-name="T3">C</text:span> · 0,8 </text:p>
          </table:table-cell>
          <table:table-cell table:style-name="Tabelle1.C3" office:value-type="string">
            <text:p text:style-name="P16">T<text:span text:style-name="T3">Ré</text:span> </text:p>
          </table:table-cell>
          <table:table-cell table:style-name="Tabelle1.F10" office:value-type="string">
            <text:p text:style-name="P15">(T<text:span text:style-name="T3">F</text:span> − 32) · 4⁄9 </text:p>
          </table:table-cell>
        </table:table-row>
        <table:table-row>
          <table:table-cell table:style-name="Tabelle1.A1" office:value-type="string">
            <text:p text:style-name="P11">T<text:span text:style-name="T3">Fahrenheit</text:span></text:p>
          </table:table-cell>
          <table:table-cell table:style-name="Tabelle1.A1" office:value-type="string">
            <text:p text:style-name="P11">= </text:p>
          </table:table-cell>
          <table:table-cell table:style-name="Tabelle1.C10" office:value-type="string">
            <text:p text:style-name="P15">T<text:span text:style-name="T3">K</text:span> · 1,8 − 459,67 </text:p>
          </table:table-cell>
          <table:table-cell table:style-name="Tabelle1.D10" office:value-type="string">
            <text:p text:style-name="P15">T<text:span text:style-name="T3">C</text:span> · 1,8 + 32 </text:p>
          </table:table-cell>
          <table:table-cell table:style-name="Tabelle1.E10" office:value-type="string">
            <text:p text:style-name="P15">T<text:span text:style-name="T3">Ré</text:span> · 2,25 + 32 </text:p>
          </table:table-cell>
          <table:table-cell table:style-name="Tabelle1.C3" office:value-type="string">
            <text:p text:style-name="P16">T<text:span text:style-name="T3">F</text:span> </text:p>
          </table:table-cell>
        </table:table-row>
        <table:table-row>
          <table:table-cell table:style-name="Tabelle1.A1" office:value-type="string">
            <text:p text:style-name="P11">T<text:span text:style-name="T3">Rankine</text:span></text:p>
          </table:table-cell>
          <table:table-cell table:style-name="Tabelle1.A1" office:value-type="string">
            <text:p text:style-name="P11">= </text:p>
          </table:table-cell>
          <table:table-cell table:style-name="Tabelle1.C10" office:value-type="string">
            <text:p text:style-name="P15">T<text:span text:style-name="T3">K</text:span> · 1,8 </text:p>
          </table:table-cell>
          <table:table-cell table:style-name="Tabelle1.D10" office:value-type="string">
            <text:p text:style-name="P15">T<text:span text:style-name="T3">C</text:span> · 1,8 + 491,67 </text:p>
          </table:table-cell>
          <table:table-cell table:style-name="Tabelle1.E10" office:value-type="string">
            <text:p text:style-name="P15">T<text:span text:style-name="T3">Ré</text:span> · 2,25 + 491,67 </text:p>
          </table:table-cell>
          <table:table-cell table:style-name="Tabelle1.F10" office:value-type="string">
            <text:p text:style-name="P15">T<text:span text:style-name="T3">F</text:span> + 459,67 </text:p>
          </table:table-cell>
        </table:table-row>
        <table:table-row>
          <table:table-cell table:style-name="Tabelle1.A1" office:value-type="string">
            <text:p text:style-name="P11">T<text:span text:style-name="T3">Rømer</text:span></text:p>
          </table:table-cell>
          <table:table-cell table:style-name="Tabelle1.A1" office:value-type="string">
            <text:p text:style-name="P11">= </text:p>
          </table:table-cell>
          <table:table-cell table:style-name="Tabelle1.C10" office:value-type="string">
            <text:p text:style-name="P15">(T<text:span text:style-name="T3">K</text:span> − 273,15) · 21⁄40 + 7,5 </text:p>
          </table:table-cell>
          <table:table-cell table:style-name="Tabelle1.D10" office:value-type="string">
            <text:p text:style-name="P15">T<text:span text:style-name="T3">C</text:span> · 21⁄40 + 7,5 </text:p>
          </table:table-cell>
          <table:table-cell table:style-name="Tabelle1.E10" office:value-type="string">
            <text:p text:style-name="P15">T<text:span text:style-name="T3">Ré</text:span> · 21⁄32 + 7,5 </text:p>
          </table:table-cell>
          <table:table-cell table:style-name="Tabelle1.F10" office:value-type="string">
            <text:p text:style-name="P15">(T<text:span text:style-name="T3">F</text:span> − 32) · 7⁄24 + 7,5 </text:p>
          </table:table-cell>
        </table:table-row>
        <table:table-row>
          <table:table-cell table:style-name="Tabelle1.A1" office:value-type="string">
            <text:p text:style-name="P11">T<text:span text:style-name="T3">Delisle</text:span></text:p>
          </table:table-cell>
          <table:table-cell table:style-name="Tabelle1.A1" office:value-type="string">
            <text:p text:style-name="P11">= </text:p>
          </table:table-cell>
          <table:table-cell table:style-name="Tabelle1.C10" office:value-type="string">
            <text:p text:style-name="P15">(373,15 − T<text:span text:style-name="T3">K</text:span>) · 1,5 </text:p>
          </table:table-cell>
          <table:table-cell table:style-name="Tabelle1.D10" office:value-type="string">
            <text:p text:style-name="P15">(100 − T<text:span text:style-name="T3">C</text:span>) · 1,5 </text:p>
          </table:table-cell>
          <table:table-cell table:style-name="Tabelle1.E10" office:value-type="string">
            <text:p text:style-name="P15">(80 − T<text:span text:style-name="T3">Ré</text:span>) · 1,875 </text:p>
          </table:table-cell>
          <table:table-cell table:style-name="Tabelle1.F10" office:value-type="string">
            <text:p text:style-name="P15">(212 − T<text:span text:style-name="T3">F</text:span>) · 5⁄6 </text:p>
          </table:table-cell>
        </table:table-row>
        <table:table-row>
          <table:table-cell table:style-name="Tabelle1.A1" office:value-type="string">
            <text:p text:style-name="P11">T<text:span text:style-name="T3">Newton</text:span></text:p>
          </table:table-cell>
          <table:table-cell table:style-name="Tabelle1.A1" office:value-type="string">
            <text:p text:style-name="P11">= </text:p>
          </table:table-cell>
          <table:table-cell table:style-name="Tabelle1.C10" office:value-type="string">
            <text:p text:style-name="P15">(T<text:span text:style-name="T3">K</text:span> − 273,15) · 0,33 </text:p>
          </table:table-cell>
          <table:table-cell table:style-name="Tabelle1.D10" office:value-type="string">
            <text:p text:style-name="P15">T<text:span text:style-name="T3">C</text:span> · 0,33 </text:p>
          </table:table-cell>
          <table:table-cell table:style-name="Tabelle1.E10" office:value-type="string">
            <text:p text:style-name="P15">T<text:span text:style-name="T3">Ré</text:span> · 33⁄80 </text:p>
          </table:table-cell>
          <table:table-cell table:style-name="Tabelle1.F10" office:value-type="string">
            <text:p text:style-name="P15">(T<text:span text:style-name="T3">F</text:span> − 32) · 11⁄60</text:p>
          </table:table-cell>
        </table:table-row>
      </table:table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table:number-columns-spanned="2" office:value-type="string">
            <text:p text:style-name="P12">→ <text:span text:style-name="T2">from</text:span> → </text:p>
          </table:table-cell>
          <table:covered-table-cell/>
          <table:table-cell table:style-name="Tabelle2.C2" table:number-rows-spanned="2" office:value-type="string">
            <text:p text:style-name="P10"><text:span text:style-name="T5">Grad </text:span><text:a xlink:type="simple" xlink:href="https://de.wikipedia.org/wiki/Rankine-Skala" text:style-name="Internet_20_link" text:visited-style-name="Visited_20_Internet_20_Link"><text:span text:style-name="T5">Rankine</text:span></text:a><text:span text:style-name="T5"><text:line-break/>(°Ra) </text:span></text:p>
          </table:table-cell>
          <table:table-cell table:style-name="Tabelle2.D2" table:number-rows-spanned="2" office:value-type="string">
            <text:p text:style-name="P10"><text:span text:style-name="T5">Grad </text:span><text:a xlink:type="simple" xlink:href="https://de.wikipedia.org/wiki/Rømer-Skala" text:style-name="Internet_20_link" text:visited-style-name="Visited_20_Internet_20_Link"><text:span text:style-name="T5">Rømer</text:span></text:a><text:span text:style-name="T5"><text:line-break/>(°Rø) </text:span></text:p>
          </table:table-cell>
          <table:table-cell table:style-name="Tabelle2.E2" table:number-rows-spanned="2" office:value-type="string">
            <text:p text:style-name="P10"><text:span text:style-name="T5">Grad </text:span><text:a xlink:type="simple" xlink:href="https://de.wikipedia.org/wiki/Delisle-Skala" text:style-name="Internet_20_link" text:visited-style-name="Visited_20_Internet_20_Link"><text:span text:style-name="T5">Delisle</text:span></text:a><text:span text:style-name="T5"><text:line-break/>(°De) </text:span></text:p>
          </table:table-cell>
          <table:table-cell table:style-name="Tabelle2.F2" table:number-rows-spanned="2" office:value-type="string">
            <text:p text:style-name="P10"><text:span text:style-name="T5">Grad </text:span><text:a xlink:type="simple" xlink:href="https://de.wikipedia.org/wiki/Newton-Skala" text:style-name="Internet_20_link" text:visited-style-name="Visited_20_Internet_20_Link"><text:span text:style-name="T5">Newton</text:span></text:a><text:span text:style-name="T5"><text:line-break/>(°N) </text:span></text:p>
          </table:table-cell>
        </table:table-row>
        <table:table-row>
          <table:table-cell table:style-name="Tabelle2.A1" office:value-type="string">
            <text:p text:style-name="P11">↓ <text:span text:style-name="T2">to</text:span> ↓</text:p>
          </table:table-cell>
          <table:table-cell table:style-name="Tabelle2.A1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2.A1" office:value-type="string">
            <text:p text:style-name="P11">T<text:span text:style-name="T3">Kelvin</text:span></text:p>
          </table:table-cell>
          <table:table-cell table:style-name="Tabelle2.A1" office:value-type="string">
            <text:p text:style-name="P11">= </text:p>
          </table:table-cell>
          <table:table-cell table:style-name="Tabelle2.C3" office:value-type="string">
            <text:p text:style-name="P15">T<text:span text:style-name="T3">Ra</text:span> · 5⁄9 </text:p>
          </table:table-cell>
          <table:table-cell table:style-name="Tabelle2.C3" office:value-type="string">
            <text:p text:style-name="P15">(T<text:span text:style-name="T3">Rø</text:span> − 7,5) · 40⁄21 + 273,15 </text:p>
          </table:table-cell>
          <table:table-cell table:style-name="Tabelle2.C3" office:value-type="string">
            <text:p text:style-name="P15">373,15 − T<text:span text:style-name="T3">De</text:span> · 2⁄3 </text:p>
          </table:table-cell>
          <table:table-cell table:style-name="Tabelle2.C3" office:value-type="string">
            <text:p text:style-name="P15">T<text:span text:style-name="T3">N</text:span> · 100⁄33 + 273,15 </text:p>
          </table:table-cell>
        </table:table-row>
        <table:table-row>
          <table:table-cell table:style-name="Tabelle2.A1" office:value-type="string">
            <text:p text:style-name="P11">T<text:span text:style-name="T3">Celsius</text:span></text:p>
          </table:table-cell>
          <table:table-cell table:style-name="Tabelle2.A1" office:value-type="string">
            <text:p text:style-name="P11">= </text:p>
          </table:table-cell>
          <table:table-cell table:style-name="Tabelle2.C3" office:value-type="string">
            <text:p text:style-name="P15">T<text:span text:style-name="T3">Ra</text:span> · 5⁄9 − 273,15 </text:p>
          </table:table-cell>
          <table:table-cell table:style-name="Tabelle2.C3" office:value-type="string">
            <text:p text:style-name="P15">(T<text:span text:style-name="T3">Rø</text:span> − 7,5) · 40⁄21 </text:p>
          </table:table-cell>
          <table:table-cell table:style-name="Tabelle2.C3" office:value-type="string">
            <text:p text:style-name="P15">100 − T<text:span text:style-name="T3">De</text:span> · 2⁄3 </text:p>
          </table:table-cell>
          <table:table-cell table:style-name="Tabelle2.C3" office:value-type="string">
            <text:p text:style-name="P15">T<text:span text:style-name="T3">N</text:span> · 100⁄33 </text:p>
          </table:table-cell>
        </table:table-row>
        <table:table-row>
          <table:table-cell table:style-name="Tabelle2.A1" office:value-type="string">
            <text:p text:style-name="P11">T<text:span text:style-name="T3">Réaumur</text:span></text:p>
          </table:table-cell>
          <table:table-cell table:style-name="Tabelle2.A1" office:value-type="string">
            <text:p text:style-name="P11">= </text:p>
          </table:table-cell>
          <table:table-cell table:style-name="Tabelle2.C3" office:value-type="string">
            <text:p text:style-name="P15">T<text:span text:style-name="T3">Ra</text:span> · 4⁄9 − 218,52 </text:p>
          </table:table-cell>
          <table:table-cell table:style-name="Tabelle2.C3" office:value-type="string">
            <text:p text:style-name="P15">(T<text:span text:style-name="T3">Rø</text:span> − 7,5) · 32⁄21 </text:p>
          </table:table-cell>
          <table:table-cell table:style-name="Tabelle2.C3" office:value-type="string">
            <text:p text:style-name="P15">80 − T<text:span text:style-name="T3">De</text:span> · 8⁄15 </text:p>
          </table:table-cell>
          <table:table-cell table:style-name="Tabelle2.C3" office:value-type="string">
            <text:p text:style-name="P15">T<text:span text:style-name="T3">N</text:span> · 80⁄33 </text:p>
          </table:table-cell>
        </table:table-row>
        <table:table-row>
          <table:table-cell table:style-name="Tabelle2.A1" office:value-type="string">
            <text:p text:style-name="P11">T<text:span text:style-name="T3">Fahrenheit</text:span></text:p>
          </table:table-cell>
          <table:table-cell table:style-name="Tabelle2.A1" office:value-type="string">
            <text:p text:style-name="P11">= </text:p>
          </table:table-cell>
          <table:table-cell table:style-name="Tabelle2.C3" office:value-type="string">
            <text:p text:style-name="P15">T<text:span text:style-name="T3">Ra</text:span> − 459,67 </text:p>
          </table:table-cell>
          <table:table-cell table:style-name="Tabelle2.C3" office:value-type="string">
            <text:p text:style-name="P15">(T<text:span text:style-name="T3">Rø</text:span> − 7,5) · 24⁄7 + 32 </text:p>
          </table:table-cell>
          <table:table-cell table:style-name="Tabelle2.C3" office:value-type="string">
            <text:p text:style-name="P15">212 − T<text:span text:style-name="T3">De</text:span> · 1,2 </text:p>
          </table:table-cell>
          <table:table-cell table:style-name="Tabelle2.C3" office:value-type="string">
            <text:p text:style-name="P15">T<text:span text:style-name="T3">N</text:span> · 60⁄11 + 32 </text:p>
          </table:table-cell>
        </table:table-row>
        <table:table-row>
          <table:table-cell table:style-name="Tabelle2.A1" office:value-type="string">
            <text:p text:style-name="P11">T<text:span text:style-name="T3">Rankine</text:span></text:p>
          </table:table-cell>
          <table:table-cell table:style-name="Tabelle2.A1" office:value-type="string">
            <text:p text:style-name="P11">= </text:p>
          </table:table-cell>
          <table:table-cell table:style-name="Tabelle2.C7" office:value-type="string">
            <text:p text:style-name="P16">T<text:span text:style-name="T3">Ra</text:span> </text:p>
          </table:table-cell>
          <table:table-cell table:style-name="Tabelle2.C3" office:value-type="string">
            <text:p text:style-name="P15">(T<text:span text:style-name="T3">Rø</text:span> − 7,5) · 24⁄7 + 491,67 </text:p>
          </table:table-cell>
          <table:table-cell table:style-name="Tabelle2.C3" office:value-type="string">
            <text:p text:style-name="P15">671,67 − T<text:span text:style-name="T3">De</text:span> · 1,2 </text:p>
          </table:table-cell>
          <table:table-cell table:style-name="Tabelle2.C3" office:value-type="string">
            <text:p text:style-name="P15">T<text:span text:style-name="T3">N</text:span> · 60⁄11 + 491,67 </text:p>
          </table:table-cell>
        </table:table-row>
        <table:table-row>
          <table:table-cell table:style-name="Tabelle2.A1" office:value-type="string">
            <text:p text:style-name="P11">T<text:span text:style-name="T3">Rømer</text:span></text:p>
          </table:table-cell>
          <table:table-cell table:style-name="Tabelle2.A1" office:value-type="string">
            <text:p text:style-name="P11">= </text:p>
          </table:table-cell>
          <table:table-cell table:style-name="Tabelle2.C3" office:value-type="string">
            <text:p text:style-name="P15">(T<text:span text:style-name="T3">Ra</text:span> − 491,67) · 7⁄24 + 7,5 </text:p>
          </table:table-cell>
          <table:table-cell table:style-name="Tabelle2.C7" office:value-type="string">
            <text:p text:style-name="P16">T<text:span text:style-name="T3">Rø</text:span> </text:p>
          </table:table-cell>
          <table:table-cell table:style-name="Tabelle2.C3" office:value-type="string">
            <text:p text:style-name="P15">60 − T<text:span text:style-name="T3">De</text:span> · 0,35 </text:p>
          </table:table-cell>
          <table:table-cell table:style-name="Tabelle2.C3" office:value-type="string">
            <text:p text:style-name="P15">T<text:span text:style-name="T3">N</text:span> · 35⁄22 + 7,5 </text:p>
          </table:table-cell>
        </table:table-row>
        <table:table-row>
          <table:table-cell table:style-name="Tabelle2.A1" office:value-type="string">
            <text:p text:style-name="P11">T<text:span text:style-name="T3">Delisle</text:span></text:p>
          </table:table-cell>
          <table:table-cell table:style-name="Tabelle2.A1" office:value-type="string">
            <text:p text:style-name="P11">= </text:p>
          </table:table-cell>
          <table:table-cell table:style-name="Tabelle2.C3" office:value-type="string">
            <text:p text:style-name="P15">(671,67 − T<text:span text:style-name="T3">Ra</text:span>) · 5⁄6 </text:p>
          </table:table-cell>
          <table:table-cell table:style-name="Tabelle2.C3" office:value-type="string">
            <text:p text:style-name="P15">(60 − T<text:span text:style-name="T3">Rø</text:span>) · 20⁄7 </text:p>
          </table:table-cell>
          <table:table-cell table:style-name="Tabelle2.C7" office:value-type="string">
            <text:p text:style-name="P16">T<text:span text:style-name="T3">De</text:span> </text:p>
          </table:table-cell>
          <table:table-cell table:style-name="Tabelle2.C3" office:value-type="string">
            <text:p text:style-name="P15">(33 − T<text:span text:style-name="T3">N</text:span>) · 50⁄11 </text:p>
          </table:table-cell>
        </table:table-row>
        <table:table-row>
          <table:table-cell table:style-name="Tabelle2.A1" office:value-type="string">
            <text:p text:style-name="P11">T<text:span text:style-name="T3">Newton</text:span></text:p>
          </table:table-cell>
          <table:table-cell table:style-name="Tabelle2.A1" office:value-type="string">
            <text:p text:style-name="P11">= </text:p>
          </table:table-cell>
          <table:table-cell table:style-name="Tabelle2.C3" office:value-type="string">
            <text:p text:style-name="P15">(T<text:span text:style-name="T3">Ra</text:span> − 491,67) · 11⁄60 </text:p>
          </table:table-cell>
          <table:table-cell table:style-name="Tabelle2.C3" office:value-type="string">
            <text:p text:style-name="P15">(T<text:span text:style-name="T3">Rø</text:span> − 7,5) · 22⁄35 </text:p>
          </table:table-cell>
          <table:table-cell table:style-name="Tabelle2.C3" office:value-type="string">
            <text:p text:style-name="P15">33 − T<text:span text:style-name="T3">De</text:span> · 0,22 </text:p>
          </table:table-cell>
          <table:table-cell table:style-name="Tabelle2.C7" office:value-type="string">
            <text:p text:style-name="P16">T<text:span text:style-name="T3">N</text:span></text:p>
          </table:table-cell>
        </table:table-row>
      </table:table>
      <text:p text:style-name="P4"/>
      <text:h text:style-name="P7" text:outline-level="3">Speed</text:h>
      <text:p text:style-name="P5">Available speed units: km/h, mph, m/s, cm/s, c, kn (knots)</text:p>
      <text:p text:style-name="P5">Conversion: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 table:number-columns-repeated="3"/>
        <table:table-column table:style-name="Tabelle3.H"/>
        <table:table-row>
          <table:table-cell table:style-name="Tabelle3.A1" table:number-columns-spanned="2" office:value-type="string">
            <text:p text:style-name="P12">→ <text:span text:style-name="T2">from</text:span> → </text:p>
          </table:table-cell>
          <table:covered-table-cell/>
          <table:table-cell table:style-name="Tabelle3.A1" table:number-rows-spanned="2" office:value-type="string">
            <text:p text:style-name="P19">km/h</text:p>
          </table:table-cell>
          <table:table-cell table:style-name="Tabelle3.A1" table:number-rows-spanned="2" office:value-type="string">
            <text:p text:style-name="P19">m/s</text:p>
          </table:table-cell>
          <table:table-cell table:style-name="Tabelle3.A1" table:number-rows-spanned="2" office:value-type="string">
            <text:p text:style-name="P19">cm/s</text:p>
          </table:table-cell>
          <table:table-cell table:style-name="Tabelle3.A1" table:number-rows-spanned="2" office:value-type="string">
            <text:p text:style-name="P19">c</text:p>
          </table:table-cell>
          <table:table-cell table:style-name="Tabelle3.A1" table:number-rows-spanned="2" office:value-type="string">
            <text:p text:style-name="P19">mph</text:p>
          </table:table-cell>
          <table:table-cell table:style-name="Tabelle3.H1" table:number-rows-spanned="2" office:value-type="string">
            <text:p text:style-name="P19">kn</text:p>
          </table:table-cell>
        </table:table-row>
        <table:table-row>
          <table:table-cell table:style-name="Tabelle3.A2" table:number-columns-spanned="2" office:value-type="string">
            <text:p text:style-name="P17">↓ <text:span text:style-name="T2">to</text:span> 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9">km/h</text:p>
          </table:table-cell>
          <table:table-cell table:style-name="Tabelle3.A2" office:value-type="string">
            <text:p text:style-name="P13">= </text:p>
          </table:table-cell>
          <table:table-cell table:style-name="Tabelle3.A2" office:value-type="string">
            <text:p text:style-name="P19">1</text:p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H3" office:value-type="string">
            <text:p text:style-name="P18"/>
          </table:table-cell>
        </table:table-row>
        <table:table-row>
          <table:table-cell table:style-name="Tabelle3.A2" office:value-type="string">
            <text:p text:style-name="P19">m/s</text:p>
          </table:table-cell>
          <table:table-cell table:style-name="Tabelle3.A2" office:value-type="string">
            <text:p text:style-name="P13">= </text:p>
          </table:table-cell>
          <table:table-cell table:style-name="Tabelle3.A2" office:value-type="string">
            <text:p text:style-name="P19">V<text:span text:style-name="T8">km/h</text:span> <text:span text:style-name="T4">· <text:s/></text:span><text:span text:style-name="T6">3.6</text:span></text:p>
          </table:table-cell>
          <table:table-cell table:style-name="Tabelle3.A2" office:value-type="string">
            <text:p text:style-name="P19">1</text:p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H3" office:value-type="string">
            <text:p text:style-name="P18"/>
          </table:table-cell>
        </table:table-row>
        <table:table-row>
          <table:table-cell table:style-name="Tabelle3.A2" office:value-type="string">
            <text:p text:style-name="P19">cm/s</text:p>
          </table:table-cell>
          <table:table-cell table:style-name="Tabelle3.A2" office:value-type="string">
            <text:p text:style-name="P13">= </text:p>
          </table:table-cell>
          <table:table-cell table:style-name="Tabelle3.A2" office:value-type="string">
            <text:p text:style-name="P19">V<text:span text:style-name="T8">km/h</text:span> <text:span text:style-name="T4">· <text:s/></text:span><text:span text:style-name="T6">360</text:span></text:p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9">1</text:p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H3" office:value-type="string">
            <text:p text:style-name="P18"/>
          </table:table-cell>
        </table:table-row>
        <table:table-row>
          <table:table-cell table:style-name="Tabelle3.A2" office:value-type="string">
            <text:p text:style-name="P19">c</text:p>
          </table:table-cell>
          <table:table-cell table:style-name="Tabelle3.A2" office:value-type="string">
            <text:p text:style-name="P13">= </text:p>
          </table:table-cell>
          <table:table-cell table:style-name="Tabelle3.A2" office:value-type="string">
            <text:p text:style-name="P20">V<text:span text:style-name="T8">km/h</text:span> <text:span text:style-name="T4">· </text:span><text:span text:style-name="T6">1.079 </text:span><text:span text:style-name="T4">· </text:span><text:span text:style-name="T6">10</text:span><text:span text:style-name="T9">9</text:span></text:p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9">1</text:p>
          </table:table-cell>
          <table:table-cell table:style-name="Tabelle3.A2" office:value-type="string">
            <text:p text:style-name="P18"/>
          </table:table-cell>
          <table:table-cell table:style-name="Tabelle3.H3" office:value-type="string">
            <text:p text:style-name="P18"/>
          </table:table-cell>
        </table:table-row>
        <table:table-row>
          <table:table-cell table:style-name="Tabelle3.A2" office:value-type="string">
            <text:p text:style-name="P19">mph</text:p>
          </table:table-cell>
          <table:table-cell table:style-name="Tabelle3.A2" office:value-type="string">
            <text:p text:style-name="P13">= </text:p>
          </table:table-cell>
          <table:table-cell table:style-name="Tabelle3.A2" office:value-type="string">
            <text:p text:style-name="P19">V<text:span text:style-name="T8">km/h</text:span> <text:span text:style-name="T4">· <text:s/>10⁄36</text:span></text:p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9">1</text:p>
          </table:table-cell>
          <table:table-cell table:style-name="Tabelle3.H3" office:value-type="string">
            <text:p text:style-name="P18"/>
          </table:table-cell>
        </table:table-row>
        <table:table-row>
          <table:table-cell table:style-name="Tabelle3.A2" office:value-type="string">
            <text:p text:style-name="P19">kn</text:p>
          </table:table-cell>
          <table:table-cell table:style-name="Tabelle3.A2" office:value-type="string">
            <text:p text:style-name="P13">= </text:p>
          </table:table-cell>
          <table:table-cell table:style-name="Tabelle3.A2" office:value-type="string">
            <text:p text:style-name="P19">V<text:span text:style-name="T8">km/h</text:span> <text:span text:style-name="T4">· <text:s/>10⁄36</text:span></text:p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8"/>
          </table:table-cell>
          <table:table-cell table:style-name="Tabelle3.H3" office:value-type="string">
            <text:p text:style-name="P19">1</text:p>
          </table:table-cell>
        </table:table-row>
      </table:table>
      <text:p text:style-name="P5"/>
      <text:h text:style-name="Heading_20_3" text:outline-level="3">Mass</text:h>
      <text:h text:style-name="Heading_20_3" text:outline-level="3">Length</text:h>
      <text:h text:style-name="Heading_20_3" text:outline-level="3">Money</text:h>
      <text:h text:style-name="Heading_20_2" text:outline-level="2">Angl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oboto Light" svg:font-family="'Roboto Light'" style:font-pitch="variable"/>
    <style:font-face style:name="Roboto Light2" svg:font-family="'Roboto Light'" style:font-adornments="Regular" style:font-pitch="variable"/>
    <style:font-face style:name="Roboto Light1" svg:font-family="'Roboto Light'" style:font-adornments="Standard" style:font-pitch="variable"/>
    <style:font-face style:name="Roboto Mono" svg:font-family="'Roboto Mono'" style:font-adornments="Standard" style:font-pitch="variable"/>
    <style:font-face style:name="Roboto Mono Light" svg:font-family="'Roboto Mono Light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top="0cm" fo:margin-bottom="0.199cm" loext:contextual-spacing="true" fo:line-height="105%" fo:text-align="justify" style:justify-single-word="false" fo:hyphenation-ladder-count="no-limit" style:page-number="auto" fo:background-color="transparent" style:shadow="none">
        <style:tab-stops/>
      </style:paragraph-properties>
      <style:text-properties style:font-name="Roboto Light1" fo:font-family="'Roboto Light'" style:font-style-name="Standard" style:font-pitch="variable" fo:font-weight="250" fo:hyphenate="true" fo:hyphenation-remain-char-count="2" fo:hyphenation-push-char-count="2"/>
    </style:style>
    <style:style style:name="Heading" style:family="paragraph" style:parent-style-name="Standard" style:next-style-name="Standard" style:class="text" style:master-page-name="">
      <style:paragraph-properties fo:margin-top="0.423cm" fo:margin-bottom="0.212cm" loext:contextual-spacing="false" style:page-number="auto" fo:keep-with-next="always"/>
      <style:text-properties style:font-name="Roboto Light" fo:font-family="'Roboto Light'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Standard" style:class="chapter" style:master-page-name="">
      <style:paragraph-properties fo:text-align="start" style:justify-single-word="false" fo:hyphenation-ladder-count="no-limit" style:page-number="auto"/>
      <style:text-properties fo:color="#196ee6" style:font-name="Roboto Light1" fo:font-family="'Roboto Light'" style:font-style-name="Standard" style:font-pitch="variable" fo:font-size="40pt" fo:font-weight="250" style:font-size-asian="40pt" style:font-weight-asian="normal" style:font-size-complex="28pt" style:font-weight-complex="bold" fo:hyphenate="false" fo:hyphenation-remain-char-count="2" fo:hyphenation-push-char-count="2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start" style:justify-single-word="false" fo:hyphenation-ladder-count="no-limit" style:page-number="auto"/>
      <style:text-properties fo:color="#196ee6" fo:font-size="20pt" style:font-size-asian="20pt" style:font-size-complex="18pt" fo:hyphenate="false" fo:hyphenation-remain-char-count="2" fo:hyphenation-push-char-count="2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3cm" fo:margin-bottom="0.212cm" loext:contextual-spacing="false"/>
      <style:text-properties fo:font-size="130%" fo:font-weight="250" style:font-size-asian="130%" style:font-weight-asian="normal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fo:font-size="115%" fo:font-weight="250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247cm" fo:margin-bottom="0.212cm" loext:contextual-spacing="false"/>
      <style:text-properties fo:font-size="101%" fo:font-weight="250" style:font-size-asian="101%" style:font-weight-asian="normal" style:font-size-complex="101%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loext:contextual-spacing="false"/>
      <style:text-properties fo:font-size="95%" fo:font-style="normal" fo:font-weight="250" style:font-size-asian="95%" style:font-style-asian="normal" style:font-weight-asian="normal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loext:contextual-spacing="false"/>
      <style:text-properties fo:font-size="85%" fo:font-weight="250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loext:contextual-spacing="false"/>
      <style:text-properties fo:font-size="85%" fo:font-style="normal" fo:font-weight="250" style:font-size-asian="85%" style:font-style-asian="normal" style:font-weight-asian="normal" style:font-size-complex="85%" style:font-style-complex="italic" style:font-weight-complex="bold"/>
    </style:style>
    <style:style style:name="Code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Roboto Mono Light" fo:font-family="'Roboto Mono Light'" style:font-style-name="Standard" style:font-pitch="variable" fo:font-size="10pt" fo:font-weight="250" officeooo:rsid="001b36d4" fo:hyphenate="false" fo:hyphenation-remain-char-count="2" fo:hyphenation-push-char-count="2"/>
    </style:style>
    <style:style style:name="Heading_20_7" style:display-name="Heading 7" style:family="paragraph" style:parent-style-name="Heading" style:next-style-name="Standard" style:default-outline-level="7" style:class="text">
      <style:paragraph-properties fo:margin-top="0.106cm" fo:margin-bottom="0.106cm" loext:contextual-spacing="false"/>
      <style:text-properties fo:font-size="80%" fo:font-weight="250" style:font-size-asian="80%" style:font-weight-asian="normal" style:font-size-complex="80%" style:font-weight-complex="bold"/>
    </style:style>
    <style:style style:name="Heading_20_8" style:display-name="Heading 8" style:family="paragraph" style:parent-style-name="Heading" style:next-style-name="Standard" style:default-outline-level="8" style:class="text">
      <style:paragraph-properties fo:margin-top="0.106cm" fo:margin-bottom="0.106cm" loext:contextual-spacing="false"/>
      <style:text-properties fo:font-size="80%" fo:font-style="normal" fo:font-weight="250" style:font-size-asian="80%" style:font-style-asian="normal" style:font-weight-asian="normal" style:font-size-complex="80%" style:font-style-complex="italic" style:font-weight-complex="bold"/>
    </style:style>
    <style:style style:name="Heading_20_9" style:display-name="Heading 9" style:family="paragraph" style:parent-style-name="Heading" style:next-style-name="Standard" style:default-outline-level="9" style:class="text">
      <style:paragraph-properties fo:margin-top="0.106cm" fo:margin-bottom="0.106cm" loext:contextual-spacing="false"/>
      <style:text-properties fo:font-size="75%" fo:font-weight="250" style:font-size-asian="75%" style:font-weight-asian="normal" style:font-size-complex="75%" style:font-weight-complex="bold"/>
    </style:style>
    <style:style style:name="Heading_20_10" style:display-name="Heading 10" style:family="paragraph" style:parent-style-name="Heading" style:next-style-name="Standard" style:default-outline-level="10" style:class="text">
      <style:paragraph-properties fo:margin-top="0.106cm" fo:margin-bottom="0.106cm" loext:contextual-spacing="false"/>
      <style:text-properties fo:font-size="75%" fo:font-weight="250" style:font-size-asian="75%" style:font-weight-asian="normal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>
      <style:text-properties fo:color="#196ee6"/>
    </style:style>
    <style:style style:name="Footnote_20_anchor" style:display-name="Footnote anchor" style:family="text">
      <style:text-properties fo:color="#196ee6" style:text-position="super 58%"/>
    </style:style>
    <style:style style:name="Endnote_20_Symbol" style:display-name="Endnote Symbol" style:family="text">
      <style:text-properties fo:color="#196ee6"/>
    </style:style>
    <style:style style:name="Endnote_20_anchor" style:display-name="Endnote anchor" style:family="text">
      <style:text-properties fo:color="#196ee6" style:text-position="super 58%"/>
    </style:style>
    <style:style style:name="Internet_20_link" style:display-name="Internet link" style:family="text">
      <style:text-properties fo:color="#196ee6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19e5e6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196ee6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Roboto Mono" fo:font-family="'Roboto Mono'" style:font-style-name="Standard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04cm" style:distance-before-sep="0.101cm" style:distance-after-sep="0.199cm" style:line-style="solid" style:adjustment="left" style:rel-width="3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3:12:33.825000000</meta:creation-date>
    <meta:editing-duration>PT2H18M14S</meta:editing-duration>
    <meta:editing-cycles>4</meta:editing-cycles>
    <meta:generator>LibreOffice/6.2.0.3$Windows_X86_64 LibreOffice_project/98c6a8a1c6c7b144ce3cc729e34964b47ce25d62</meta:generator>
    <dc:title>A4 Roboto 2019</dc:title>
    <dc:date>2019-04-14T16:02:39.976000000</dc:date>
    <meta:print-date>2019-04-14T13:43:34.809000000</meta:print-date>
    <meta:document-statistic meta:table-count="3" meta:image-count="0" meta:object-count="0" meta:page-count="3" meta:paragraph-count="168" meta:word-count="497" meta:character-count="2372" meta:non-whitespace-character-count="1943"/>
    <meta:template xlink:type="simple" xlink:actuate="onRequest" xlink:title="A4 Roboto 2019" xlink:href="../../../../../Users/soeren/AppData/Roaming/LibreOffice/4/user/template/A4%20Roboto%2020191.ott" meta:date="2019-04-14T13:12:32.437000000"/>
  </office:meta>
</office:document-meta>
</file>